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content.xml" manifest:media-type="text/xml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Dot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t" svg:stroke-width="0.035cm" svg:stroke-color="#1e6a3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999999" draw:fill="none" draw:textarea-vertical-align="middle" draw:auto-grow-height="false" fo:min-height="1.903cm" fo:min-width="0cm"/>
    </style:style>
    <style:style style:name="gr8" style:family="graphic" style:parent-style-name="standard">
      <style:graphic-properties svg:stroke-color="#999999" draw:fill="none" draw:textarea-vertical-align="middle" draw:auto-grow-height="false" fo:min-height="1.82cm" fo:min-width="0cm"/>
    </style:style>
    <style:style style:name="gr9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02cm" svg:y1="4.164cm" svg:x2="3.387cm" svg:y2="0.924cm">
          <text:p/>
        </draw:line>
        <draw:line draw:style-name="gr2" draw:text-style-name="P1" draw:layer="layout" svg:x1="3.375cm" svg:y1="4.153cm" svg:x2="6.615cm" svg:y2="4.138cm">
          <text:p/>
        </draw:line>
        <draw:custom-shape draw:style-name="gr3" draw:text-style-name="P2" draw:layer="layout" svg:width="0.27cm" svg:height="0.27cm" draw:transform="rotate (-0.679282144876194) translate (3.369cm 3.9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2cm" svg:y1="4.165cm" svg:x2="3.387cm" svg:y2="0.925cm">
          <text:p/>
        </draw:line>
        <draw:line draw:style-name="gr2" draw:text-style-name="P1" draw:layer="layout" svg:x1="3.376cm" svg:y1="4.155cm" svg:x2="6.616cm" svg:y2="4.14cm">
          <text:p/>
        </draw:line>
        <draw:frame draw:style-name="gr4" draw:text-style-name="P3" draw:layer="layout" svg:width="0.441cm" svg:height="0.526cm" draw:transform="rotate (0.00767944870877505) translate (6.151cm 4.252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441cm" svg:height="0.526cm" draw:transform="rotate (0.00767944870877505) translate (3.5cm 0.918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517cm" svg:height="0.47cm" draw:transform="rotate (0.00767944870877505) translate (2.749cm 4.29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" draw:text-style-name="P1" draw:layer="layout" svg:x1="3.41cm" svg:y1="4.115cm" svg:x2="1.184cm" svg:y2="1.761cm">
          <text:p/>
        </draw:line>
        <draw:line draw:style-name="gr2" draw:text-style-name="P1" draw:layer="layout" svg:x1="3.384cm" svg:y1="4.127cm" svg:x2="5.738cm" svg:y2="1.901cm">
          <text:p/>
        </draw:line>
        <draw:frame draw:style-name="gr4" draw:text-style-name="P3" draw:layer="layout" svg:width="0.483cm" svg:height="0.526cm" draw:transform="rotate (0.00767944870877505) translate (4.96cm 1.494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6cm" svg:height="0.526cm" draw:transform="rotate (0.00767944870877505) translate (0.889cm 2.095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" draw:text-style-name="P2" draw:layer="layout" svg:width="0.27cm" svg:height="0.27cm" draw:transform="rotate (-0.679282144876194) translate (3.37cm 3.9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84cm" svg:y1="4.157cm" svg:x2="5.659cm" svg:y2="4.152cm">
          <text:p/>
        </draw:line>
        <draw:line draw:style-name="gr5" draw:text-style-name="P1" draw:layer="layout" svg:x1="5.72cm" svg:y1="1.901cm" svg:x2="5.639cm" svg:y2="4.169cm">
          <text:p/>
        </draw:line>
        <draw:line draw:style-name="gr6" draw:text-style-name="P1" draw:layer="layout" svg:x1="3.385cm" svg:y1="4.158cm" svg:x2="3.386cm" svg:y2="1.788cm">
          <text:p/>
        </draw:line>
        <draw:line draw:style-name="gr6" draw:text-style-name="P1" draw:layer="layout" svg:x1="1.207cm" svg:y1="1.762cm" svg:x2="3.387cm" svg:y2="1.788cm">
          <text:p/>
        </draw:line>
        <draw:custom-shape draw:style-name="gr7" draw:text-style-name="P4" draw:layer="layout" svg:width="0.177cm" svg:height="2.271cm" draw:transform="rotate (1.5707963267949) translate (3.384cm 4.4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177cm" svg:height="2.182cm" draw:transform="rotate (-3.14159265358979) translate (5.991cm 4.1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1.5707963267949) translate (3.394cm 1.4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3.14159265358979) translate (3.736cm 4.0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0.594cm" svg:height="0.466cm" draw:transform="rotate (0.00767944870877505) translate (4.216cm 4.53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98cm" svg:height="0.466cm" draw:transform="rotate (0.00767944870877505) translate (5.97cm 2.838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615cm" svg:height="0.466cm" draw:transform="rotate (0.00767944870877505) translate (3.71cm 2.709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615cm" svg:height="0.466cm" draw:transform="rotate (0.00767944870877505) translate (2.032cm 1.016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9" draw:text-style-name="P1" draw:layer="layout" svg:width="0.707cm" svg:height="0.35cm" draw:transform="skewX (-0.220260551601684) rotate (2.25060207044669) translate (4.65522756139914cm 4.07733999441722cm)" svg:viewBox="0 0 708 351" svg:d="M708 351c-645-2-708-351-708-351">
          <text:p/>
        </draw:path>
        <draw:frame draw:style-name="gr4" draw:text-style-name="P3" draw:layer="layout" svg:width="0.487cm" svg:height="0.242cm" draw:transform="rotate (0.00767944870877505) translate (4.594cm 3.48cm)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0:52:45.326651839</dc:date>
    <meta:editing-duration>PT14M22S</meta:editing-duration>
    <meta:editing-cycles>8</meta:editing-cycles>
    <meta:generator>LibreOffice/6.0.7.3$Linux_X86_64 LibreOffice_project/00m0$Build-3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ub>
      <mi>λ</mi>
      <mn>1</mn>
    </msub>
    <annotation encoding="StarMath 5.0">%lambda_1</annotation>
  </semantics>
</math>
</file>

<file path=Object 10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sub>
      <mi>λ</mi>
      <mn>2</mn>
    </msub>
    <annotation encoding="StarMath 5.0">%lambda_2</annotation>
  </semantics>
</math>
</file>

<file path=Object 3/content.xml><?xml version="1.0" encoding="utf-8"?>
<math xmlns="http://www.w3.org/1998/Math/MathML" display="block">
  <semantics>
    <msub>
      <mi>λ</mi>
      <mn>4</mn>
    </msub>
    <annotation encoding="StarMath 5.0">%lambda_4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6/content.xml><?xml version="1.0" encoding="utf-8"?>
<math xmlns="http://www.w3.org/1998/Math/MathML" display="block">
  <semantics>
    <mi>O</mi>
    <annotation encoding="StarMath 5.0">O</annotation>
  </semantics>
</math>
</file>

<file path=Object 7/content.xml><?xml version="1.0" encoding="utf-8"?>
<math xmlns="http://www.w3.org/1998/Math/MathML" display="block">
  <semantics>
    <mover accent="true">
      <mrow>
        <mi>i</mi>
        <mi>'</mi>
      </mrow>
      <mo stretchy="false">⃗</mo>
    </mover>
    <annotation encoding="StarMath 5.0">vec {i'}</annotation>
  </semantics>
</math>
</file>

<file path=Object 8/content.xml><?xml version="1.0" encoding="utf-8"?>
<math xmlns="http://www.w3.org/1998/Math/MathML" display="block">
  <semantics>
    <mover accent="true">
      <mrow>
        <mi>j</mi>
        <mi>'</mi>
      </mrow>
      <mo stretchy="false">⃗</mo>
    </mover>
    <annotation encoding="StarMath 5.0">vec {j'}</annotation>
  </semantics>
</math>
</file>

<file path=Object 9/content.xml><?xml version="1.0" encoding="utf-8"?>
<math xmlns="http://www.w3.org/1998/Math/MathML" display="block">
  <semantics>
    <msub>
      <mi>λ</mi>
      <mn>3</mn>
    </msub>
    <annotation encoding="StarMath 5.0">%lambda_3</annotation>
  </semantics>
</math>
</file>